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4f9" officeooo:paragraph-rsid="001eb4f9"/>
    </style:style>
    <style:style style:name="T1" style:family="text">
      <style:text-properties officeooo:rsid="001f5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<text:s/>PYTHON </text:p>
      <text:p text:style-name="P1"/>
      <text:p text:style-name="P1">1.- Bienvenida.</text:p>
      <text:p text:style-name="P1">2.- Entorno de aprendizaje.</text:p>
      <text:p text:style-name="P1">3.- Introducción informal. </text:p>
      <text:p text:style-name="P1"><text:tab/>a.- Números.</text:p>
      <text:p text:style-name="P1"><text:tab/><text:span text:style-name="T1">b.- Cadena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5:45:22.760943156</meta:creation-date>
    <dc:date>2024-12-10T06:01:55.803409336</dc:date>
    <meta:editing-duration>PT13H36M13S</meta:editing-duration>
    <meta:editing-cycles>1</meta:editing-cycles>
    <meta:document-statistic meta:table-count="0" meta:image-count="0" meta:object-count="0" meta:page-count="1" meta:paragraph-count="6" meta:word-count="15" meta:character-count="109" meta:non-whitespace-character-count="95"/>
    <meta:generator>LibreOffice/7.3.7.2$Linux_X86_64 LibreOffice_project/30$Build-2</meta:generator>
  </office:meta>
</office:document-meta>
</file>